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docs.google.com/document/d/1csoyE0joR--o5-siT4_pMYT3Q8GE5b7UVBFZp0eL990/edit?usp=shar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7T11:25:38.536718208</meta:creation-date>
    <dc:date>2024-06-07T11:25:52.857371121</dc:date>
    <meta:editing-duration>PT14S</meta:editing-duration>
    <meta:editing-cycles>1</meta:editing-cycles>
    <meta:document-statistic meta:table-count="0" meta:image-count="0" meta:object-count="0" meta:page-count="1" meta:paragraph-count="1" meta:word-count="2" meta:character-count="96" meta:non-whitespace-character-count="96"/>
    <meta:generator>LibreOffice/6.4.7.2$Linux_X86_64 LibreOffice_project/40$Build-2</meta:generator>
  </office:meta>
</office:document-meta>
</file>